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ＭＳ 明朝" svg:font-family="'ＭＳ 明朝'" style:font-family-generic="system" style:font-pitch="variable"/>
  </office:font-face-decls>
  <office:automatic-styles>
    <style:style style:name="Table1" style:family="table">
      <style:table-properties style:width="7.5in" fo:margin-left="0in" fo:margin-top="0in" fo:margin-bottom="0in" fo:break-before="auto" fo:break-after="auto" table:align="left"/>
    </style:style>
    <style:style style:name="Table1.A" style:family="table-column">
      <style:table-column-properties style:column-width="0.6944in"/>
    </style:style>
    <style:style style:name="Table1.B" style:family="table-column">
      <style:table-column-properties style:column-width="2.7486in"/>
    </style:style>
    <style:style style:name="Table1.C" style:family="table-column">
      <style:table-column-properties style:column-width="2.8125in"/>
    </style:style>
    <style:style style:name="Table1.D" style:family="table-column">
      <style:table-column-properties style:column-width="1.244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5" style:family="table-cell">
      <style:table-cell-properties style:vertical-align="" fo:padding="0.0694in" fo:border-left="1pt solid #000000" fo:border-right="1pt solid #000000" fo:border-top="none" fo:border-bottom="1pt solid #000000"/>
    </style:style>
    <style:style style:name="P1" style:family="paragraph" style:parent-style-name="Title" style:master-page-name="Standard">
      <style:paragraph-properties style:page-number="1" fo:break-before="auto" fo:break-after="auto" fo:padding="0in" fo:border="none"/>
    </style:style>
    <style:style style:name="P2" style:family="paragraph" style:parent-style-name="Subtitle">
      <style:paragraph-properties fo:break-before="auto" fo:break-after="auto" fo:padding="0in" fo:border="none"/>
    </style:style>
    <style:style style:name="P3" style:family="paragraph" style:parent-style-name="Subtitle">
      <style:paragraph-properties fo:break-before="auto" fo:break-after="auto"/>
      <style:text-properties officeooo:paragraph-rsid="00105bf8"/>
    </style:style>
    <style:style style:name="P4" style:family="paragraph" style:parent-style-name="Standard">
      <style:paragraph-properties fo:break-before="auto" fo:break-after="auto" fo:padding="0in" fo:border="none"/>
    </style:style>
    <style:style style:name="P5" style:family="paragraph" style:parent-style-name="Standard">
      <style:paragraph-properties fo:margin-left="0in" fo:margin-right="0in" fo:margin-top="0.0555in" fo:margin-bottom="0in" style:contextual-spacing="false" fo:line-height="100%" fo:text-indent="0in" style:auto-text-indent="false" fo:break-before="auto" fo:break-after="auto">
        <style:tab-stops>
          <style:tab-stop style:position="7.5in" style:type="right"/>
        </style:tab-stops>
      </style:paragraph-properties>
    </style:style>
    <style:style style:name="P6" style:family="paragraph" style:parent-style-name="Standard">
      <style:paragraph-properties fo:margin-left="0.25in" fo:margin-right="0in" fo:margin-top="0.0417in" fo:margin-bottom="0in" style:contextual-spacing="false" fo:line-height="100%" fo:text-indent="0in" style:auto-text-indent="false" fo:break-before="auto" fo:break-after="auto">
        <style:tab-stops>
          <style:tab-stop style:position="7.5in" style:type="right"/>
        </style:tab-stops>
      </style:paragraph-properties>
    </style:style>
    <style:style style:name="P7" style:family="paragraph" style:parent-style-name="Standard">
      <style:paragraph-properties fo:margin-left="0in" fo:margin-right="0in" fo:margin-top="0.139in" fo:margin-bottom="0in" style:contextual-spacing="false" fo:line-height="100%" fo:text-indent="0in" style:auto-text-indent="false" fo:break-before="auto" fo:break-after="auto">
        <style:tab-stops>
          <style:tab-stop style:position="7.5in" style:type="right"/>
        </style:tab-stops>
      </style:paragraph-properties>
    </style:style>
    <style:style style:name="P8" style:family="paragraph" style:parent-style-name="Standard">
      <style:paragraph-properties fo:margin-left="0in" fo:margin-right="0in" fo:margin-top="0.139in" fo:margin-bottom="0.0555in" style:contextual-spacing="false" fo:line-height="100%" fo:text-indent="0in" style:auto-text-indent="false" fo:break-before="auto" fo:break-after="auto">
        <style:tab-stops>
          <style:tab-stop style:position="7.5in" style:type="right"/>
        </style:tab-stops>
      </style:paragraph-properties>
    </style:style>
    <style:style style:name="P9" style:family="paragraph" style:parent-style-name="Heading_20_1">
      <style:paragraph-properties fo:break-before="auto" fo:break-after="auto" fo:padding="0in" fo:border="none"/>
    </style:style>
    <style:style style:name="P10" style:family="paragraph" style:parent-style-name="Heading_20_1">
      <style:paragraph-properties fo:break-before="page" fo:padding="0in" fo:border="none"/>
    </style:style>
    <style:style style:name="P11" style:family="paragraph" style:parent-style-name="Standard">
      <style:paragraph-properties fo:break-before="auto" fo:break-after="auto"/>
    </style:style>
    <style:style style:name="P12" style:family="paragraph" style:parent-style-name="Heading_20_2">
      <style:paragraph-properties fo:text-align="justify" style:justify-single-word="false" fo:break-before="auto" fo:break-after="auto" fo:padding="0in" fo:border="none"/>
    </style:style>
    <style:style style:name="P13" style:family="paragraph" style:parent-style-name="Standard">
      <style:paragraph-properties fo:text-align="justify" style:justify-single-word="false" fo:break-before="auto" fo:break-after="auto" fo:padding="0in" fo:border="none"/>
    </style:style>
    <style:style style:name="P14" style:family="paragraph" style:parent-style-name="Standard" style:list-style-name="WWNum3">
      <style:paragraph-properties fo:margin-left="0.5in" fo:margin-right="0in" fo:text-align="justify" style:justify-single-word="false" fo:text-indent="-0.25in" style:auto-text-indent="false" fo:break-before="auto" fo:break-after="auto" fo:padding="0in" fo:border="none"/>
    </style:style>
    <style:style style:name="P15"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51dc0" officeooo:paragraph-rsid="00151dc0"/>
    </style:style>
    <style:style style:name="P16" style:family="paragraph" style:parent-style-name="Standard" style:list-style-name="WWNum3">
      <style:paragraph-properties fo:margin-left="1.5in" fo:margin-right="0in" fo:text-align="justify" style:justify-single-word="false" fo:text-indent="-0.25in" style:auto-text-indent="false" fo:break-before="auto" fo:break-after="auto" fo:padding="0in" fo:border="none"/>
      <style:text-properties officeooo:rsid="00151dc0" officeooo:paragraph-rsid="00151dc0"/>
    </style:style>
    <style:style style:name="P17" style:family="paragraph" style:parent-style-name="Standard" style:list-style-name="WWNum3">
      <style:paragraph-properties fo:margin-left="1.5in" fo:margin-right="0in" fo:text-align="justify" style:justify-single-word="false" fo:text-indent="-0.25in" style:auto-text-indent="false" fo:padding="0in" fo:border="none"/>
      <style:text-properties officeooo:rsid="00151dc0" officeooo:paragraph-rsid="00151dc0"/>
    </style:style>
    <style:style style:name="P18"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51dc0" officeooo:paragraph-rsid="00151dc0"/>
    </style:style>
    <style:style style:name="P19"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style>
    <style:style style:name="P20"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76af1" officeooo:paragraph-rsid="00176af1"/>
    </style:style>
    <style:style style:name="P21" style:family="paragraph" style:parent-style-name="Standard" style:list-style-name="WWNum3">
      <style:paragraph-properties fo:margin-left="1in" fo:margin-right="0in" fo:text-align="justify" style:justify-single-word="false" fo:text-indent="-0.25in" style:auto-text-indent="false" fo:padding="0in" fo:border="none"/>
    </style:style>
    <style:style style:name="P22"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92ebf" officeooo:paragraph-rsid="00192ebf"/>
    </style:style>
    <style:style style:name="P23"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paragraph-rsid="00192ebf"/>
    </style:style>
    <style:style style:name="P24" style:family="paragraph" style:parent-style-name="Text_20_body">
      <style:paragraph-properties fo:break-before="auto" fo:break-after="auto"/>
    </style:style>
    <style:style style:name="P25" style:family="paragraph" style:parent-style-name="Text_20_body">
      <style:text-properties officeooo:paragraph-rsid="001a6804"/>
    </style:style>
    <style:style style:name="P26" style:family="paragraph" style:parent-style-name="Text_20_body" style:list-style-name="L1"/>
    <style:style style:name="P27" style:family="paragraph" style:parent-style-name="Text_20_body" style:list-style-name="L1">
      <style:text-properties officeooo:paragraph-rsid="001a6804"/>
    </style:style>
    <style:style style:name="P28" style:family="paragraph" style:parent-style-name="Text_20_body" style:list-style-name="L2"/>
    <style:style style:name="P29" style:family="paragraph" style:parent-style-name="Text_20_body" style:list-style-name="L2">
      <style:text-properties officeooo:paragraph-rsid="001afa26"/>
    </style:style>
    <style:style style:name="P30" style:family="paragraph" style:parent-style-name="Heading_20_1">
      <style:paragraph-properties fo:break-before="page" fo:padding="0in" fo:border="none"/>
      <style:text-properties officeooo:paragraph-rsid="001afa26"/>
    </style:style>
    <style:style style:name="P31" style:family="paragraph" style:parent-style-name="Heading_20_2">
      <style:paragraph-properties fo:break-before="auto" fo:break-after="auto" fo:padding="0in" fo:border="none"/>
    </style:style>
    <style:style style:name="P32"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style>
    <style:style style:name="P33" style:family="paragraph" style:parent-style-name="Standard" style:list-style-name="WWNum1">
      <style:paragraph-properties fo:text-align="justify" style:justify-single-word="false" fo:break-before="auto" fo:break-after="auto" fo:padding="0in" fo:border="none"/>
      <style:text-properties officeooo:paragraph-rsid="001f2e38"/>
    </style:style>
    <style:style style:name="P34" style:family="paragraph" style:parent-style-name="Standard" style:list-style-name="WWNum1">
      <style:paragraph-properties fo:text-align="justify" style:justify-single-word="false" fo:padding="0in" fo:border="none"/>
      <style:text-properties officeooo:paragraph-rsid="001f2e38"/>
    </style:style>
    <style:style style:name="P35" style:family="paragraph" style:parent-style-name="Standard" style:list-style-name="WWNum1">
      <style:paragraph-properties fo:text-align="justify" style:justify-single-word="false" fo:padding="0in" fo:border="none"/>
      <style:text-properties officeooo:paragraph-rsid="00201d26"/>
    </style:style>
    <style:style style:name="P36"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text-properties officeooo:paragraph-rsid="00201d26"/>
    </style:style>
    <style:style style:name="P37" style:family="paragraph" style:parent-style-name="Standard" style:list-style-name="WWNum1">
      <style:paragraph-properties fo:margin-left="1in" fo:margin-right="0in" fo:text-align="justify" style:justify-single-word="false" fo:text-indent="-0.25in" style:auto-text-indent="false" fo:padding="0in" fo:border="none"/>
      <style:text-properties officeooo:paragraph-rsid="00201d26"/>
    </style:style>
    <style:style style:name="P38" style:family="paragraph" style:parent-style-name="Standard" style:list-style-name="WWNum1">
      <style:paragraph-properties fo:text-align="justify" style:justify-single-word="false" fo:break-before="auto" fo:break-after="auto" fo:padding="0in" fo:border="none"/>
      <style:text-properties officeooo:paragraph-rsid="00216c73"/>
    </style:style>
    <style:style style:name="P39" style:family="paragraph" style:parent-style-name="Standard" style:list-style-name="WWNum1">
      <style:paragraph-properties fo:text-align="justify" style:justify-single-word="false" fo:break-before="auto" fo:break-after="auto" fo:padding="0in" fo:border="none"/>
      <style:text-properties officeooo:rsid="00216c73" officeooo:paragraph-rsid="00216c73"/>
    </style:style>
    <style:style style:name="P40" style:family="paragraph" style:parent-style-name="Standard" style:list-style-name="WWNum1">
      <style:paragraph-properties fo:text-align="justify" style:justify-single-word="false" fo:padding="0in" fo:border="none"/>
      <style:text-properties officeooo:rsid="00216c73" officeooo:paragraph-rsid="00216c73"/>
    </style:style>
    <style:style style:name="P41" style:family="paragraph" style:parent-style-name="Standard" style:list-style-name="WWNum1">
      <style:paragraph-properties fo:margin-left="1in" fo:margin-right="0in" fo:text-align="justify" style:justify-single-word="false" fo:text-indent="-0.25in" style:auto-text-indent="false" fo:padding="0in" fo:border="none"/>
      <style:text-properties officeooo:paragraph-rsid="0026b59e"/>
    </style:style>
    <style:style style:name="P42" style:family="paragraph" style:parent-style-name="Standard" style:list-style-name="WWNum1">
      <style:paragraph-properties fo:margin-left="1in" fo:margin-right="0in" fo:text-align="justify" style:justify-single-word="false" fo:text-indent="-0.25in" style:auto-text-indent="false" fo:padding="0in" fo:border="none"/>
      <style:text-properties officeooo:rsid="0026b59e" officeooo:paragraph-rsid="0026b59e"/>
    </style:style>
    <style:style style:name="P43" style:family="paragraph" style:parent-style-name="Standard" style:list-style-name="WWNum1">
      <style:paragraph-properties fo:margin-left="1in" fo:margin-right="0in" fo:text-align="justify" style:justify-single-word="false" fo:text-indent="-0.25in" style:auto-text-indent="false" fo:padding="0in" fo:border="none"/>
    </style:style>
    <style:style style:name="P44"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text-properties officeooo:rsid="00272021" officeooo:paragraph-rsid="0027b722"/>
    </style:style>
    <style:style style:name="P45"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text-properties officeooo:paragraph-rsid="00272021"/>
    </style:style>
    <style:style style:name="P46" style:family="paragraph" style:parent-style-name="Standard">
      <style:paragraph-properties fo:line-height="100%" fo:text-align="justify" style:justify-single-word="false" fo:orphans="0" fo:widows="0" fo:padding="0in" fo:border="none"/>
      <style:text-properties fo:font-weight="bold" style:font-weight-asian="bold"/>
    </style:style>
    <style:style style:name="P47" style:family="paragraph" style:parent-style-name="Standard">
      <style:paragraph-properties fo:text-align="start" style:justify-single-word="false" fo:padding="0in" fo:border="none"/>
      <style:text-properties fo:font-size="10pt" style:font-size-asian="10pt" style:font-size-complex="10pt"/>
    </style:style>
    <style:style style:name="P48" style:family="paragraph" style:parent-style-name="Standard">
      <style:paragraph-properties fo:text-align="start" style:justify-single-word="false" fo:padding="0in" fo:border="none"/>
      <style:text-properties fo:font-size="10pt" officeooo:paragraph-rsid="002ad34c" style:font-size-asian="10pt" style:font-size-complex="10pt"/>
    </style:style>
    <style:style style:name="P49" style:family="paragraph" style:parent-style-name="Standard">
      <style:paragraph-properties fo:text-align="start" style:justify-single-word="false" fo:padding="0in" fo:border="none"/>
      <style:text-properties fo:font-size="10pt" officeooo:rsid="002ad34c" officeooo:paragraph-rsid="002ad34c" style:font-size-asian="10pt" style:font-size-complex="10pt"/>
    </style:style>
    <style:style style:name="P50" style:family="paragraph" style:parent-style-name="Standard">
      <style:paragraph-properties fo:text-align="justify" style:justify-single-word="false" fo:break-before="auto" fo:break-after="auto" fo:padding="0in" fo:border="none"/>
      <style:text-properties officeooo:paragraph-rsid="002ad34c"/>
    </style:style>
    <style:style style:name="P51" style:family="paragraph" style:parent-style-name="Standard" style:list-style-name="WWNum2">
      <style:paragraph-properties fo:margin-left="0.5in" fo:margin-right="0in" fo:text-align="justify" style:justify-single-word="false" fo:text-indent="-0.25in" style:auto-text-indent="false" fo:break-before="auto" fo:break-after="auto" fo:padding="0in" fo:border="none"/>
    </style:style>
    <style:style style:name="P52"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style>
    <style:style style:name="P53" style:family="paragraph" style:parent-style-name="Heading_20_1">
      <style:paragraph-properties fo:text-align="justify" style:justify-single-word="false" fo:break-before="auto" fo:break-after="auto" fo:padding="0in" fo:border="none"/>
    </style:style>
    <style:style style:name="P54" style:family="paragraph" style:parent-style-name="Standard" style:list-style-name="WWNum5">
      <style:paragraph-properties fo:margin-left="0.5in" fo:margin-right="0in" fo:text-align="justify" style:justify-single-word="false" fo:text-indent="-0.25in" style:auto-text-indent="false" fo:break-before="auto" fo:break-after="auto" fo:padding="0in" fo:border="none"/>
    </style:style>
    <style:style style:name="P55" style:family="paragraph" style:parent-style-name="Standard" style:list-style-name="WWNum5">
      <style:paragraph-properties fo:margin-left="1in" fo:margin-right="0in" fo:text-align="justify" style:justify-single-word="false" fo:text-indent="-0.25in" style:auto-text-indent="false" fo:break-before="auto" fo:break-after="auto" fo:padding="0in" fo:border="none"/>
    </style:style>
    <style:style style:name="P56" style:family="paragraph" style:parent-style-name="Standard" style:list-style-name="WWNum4">
      <style:paragraph-properties fo:margin-left="0.5in" fo:margin-right="0in" fo:text-align="justify" style:justify-single-word="false" fo:text-indent="-0.25in" style:auto-text-indent="false" fo:break-before="auto" fo:break-after="auto" fo:padding="0in" fo:border="none"/>
    </style:style>
    <style:style style:name="P57" style:family="paragraph" style:parent-style-name="Standard" style:list-style-name="WWNum4">
      <style:paragraph-properties fo:margin-left="1in" fo:margin-right="0in" fo:text-align="justify" style:justify-single-word="false" fo:text-indent="-0.25in" style:auto-text-indent="false" fo:break-before="auto" fo:break-after="auto" fo:padding="0in" fo:border="none"/>
    </style:style>
    <style:style style:name="P58" style:family="paragraph" style:parent-style-name="Standard" style:list-style-name="WWNum4">
      <style:paragraph-properties fo:margin-left="1.5in" fo:margin-right="0in" fo:text-align="justify" style:justify-single-word="false" fo:text-indent="-0.25in" style:auto-text-indent="false" fo:break-before="auto" fo:break-after="auto" fo:padding="0in" fo:border="none"/>
    </style:style>
    <style:style style:name="P59" style:family="paragraph" style:parent-style-name="Standard" style:list-style-name="WWNum6">
      <style:paragraph-properties fo:margin-left="0.5in" fo:margin-right="0in" fo:text-align="justify" style:justify-single-word="false" fo:text-indent="-0.25in" style:auto-text-indent="false" fo:break-before="auto" fo:break-after="auto" fo:padding="0in" fo:border="none"/>
    </style:style>
    <style:style style:name="P60" style:family="paragraph" style:parent-style-name="Standard" style:list-style-name="WWNum6">
      <style:paragraph-properties fo:margin-left="1in" fo:margin-right="0in" fo:text-align="justify" style:justify-single-word="false" fo:text-indent="-0.25in" style:auto-text-indent="false" fo:break-before="auto" fo:break-after="auto" fo:padding="0in" fo:border="none"/>
    </style:style>
    <style:style style:name="T1" style:family="text">
      <style:text-properties officeooo:rsid="00105bf8"/>
    </style:style>
    <style:style style:name="T2" style:family="text">
      <style:text-properties officeooo:rsid="0011e327"/>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officeooo:rsid="00192ebf"/>
    </style:style>
    <style:style style:name="T6" style:family="text">
      <style:text-properties fo:font-weight="normal" style:font-weight-asian="normal" style:font-weight-complex="normal"/>
    </style:style>
    <style:style style:name="T7" style:family="text">
      <style:text-properties officeooo:rsid="001a6804"/>
    </style:style>
    <style:style style:name="T8" style:family="text">
      <style:text-properties officeooo:rsid="001afa26"/>
    </style:style>
    <style:style style:name="T9" style:family="text">
      <style:text-properties officeooo:rsid="00201d26"/>
    </style:style>
    <style:style style:name="T10" style:family="text">
      <style:text-properties officeooo:rsid="00241f8d"/>
    </style:style>
    <style:style style:name="T11" style:family="text">
      <style:text-properties officeooo:rsid="0024d53c"/>
    </style:style>
    <style:style style:name="T12" style:family="text">
      <style:text-properties officeooo:rsid="0027b722"/>
    </style:style>
    <style:style style:name="T13" style:family="text">
      <style:text-properties officeooo:rsid="00272021"/>
    </style:style>
    <style:style style:name="T14" style:family="text">
      <style:text-properties officeooo:rsid="002ad34c"/>
    </style:style>
    <style:style style:name="T15" style:family="text">
      <style:text-properties officeooo:rsid="0030bba7"/>
    </style:style>
    <style:style style:name="T16" style:family="text">
      <style:text-properties officeooo:rsid="002c7ed8"/>
    </style:style>
    <style:style style:name="T17" style:family="text">
      <style:text-properties fo:font-style="italic" fo:font-weight="bold" style:font-style-asian="italic" style:font-weight-asian="bold"/>
    </style:style>
    <style:style style:name="T18" style:family="text">
      <style:text-properties fo:font-style="italic" style:font-style-asian="itali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rehensive Exercise Report</text:p>
      <text:p text:style-name="P2">Team <text:span text:style-name="T1">1337 </text:span>of Section <text:span text:style-name="T1">1488</text:span></text:p>
      <text:p text:style-name="P3"><text:span text:style-name="T1">Andrii Tkachenko 221ADB199, Egor Kuznetsov 221ADB218, Yehor Hrabyna 221ADB096, Amin Allahverdiyev </text:span><text:span text:style-name="T2">221ADB128</text:span></text:p>
      <text:p text:style-name="P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uwgqwd5ezv2w" text:style-name="Index_20_Link" text:visited-style-name="Index_20_Link"><text:span text:style-name="T3">Requirements/Analysis</text:span></text:a><text:span text:style-name="T3"><text:tab/>2</text:span></text:p>
          <text:p text:style-name="P6"><text:a xlink:type="simple" xlink:href="#_lsityg2iq9m6" text:style-name="Index_20_Link" text:visited-style-name="Index_20_Link"><text:span text:style-name="T4">Journal</text:span></text:a><text:span text:style-name="T4"><text:tab/>2</text:span></text:p>
          <text:p text:style-name="P6"><text:a xlink:type="simple" xlink:href="#_2h0vru1u2mla" text:style-name="Index_20_Link" text:visited-style-name="Index_20_Link"><text:span text:style-name="T4">Software Requirements</text:span></text:a><text:span text:style-name="T4"><text:tab/>3</text:span></text:p>
          <text:p text:style-name="P7"><text:a xlink:type="simple" xlink:href="#_prhaxdxmf8n8" text:style-name="Index_20_Link" text:visited-style-name="Index_20_Link"><text:span text:style-name="T3">Black-Box Testing</text:span></text:a><text:span text:style-name="T3"><text:tab/>4</text:span></text:p>
          <text:p text:style-name="P6"><text:a xlink:type="simple" xlink:href="#_18f11w613jft" text:style-name="Index_20_Link" text:visited-style-name="Index_20_Link"><text:span text:style-name="T4">Journal</text:span></text:a><text:span text:style-name="T4"><text:tab/>4</text:span></text:p>
          <text:p text:style-name="P6"><text:a xlink:type="simple" xlink:href="#_2xn4jzot820y" text:style-name="Index_20_Link" text:visited-style-name="Index_20_Link"><text:span text:style-name="T4">Black-box Test Cases</text:span></text:a><text:span text:style-name="T4"><text:tab/>5</text:span></text:p>
          <text:p text:style-name="P7"><text:a xlink:type="simple" xlink:href="#_24fdizefyocn" text:style-name="Index_20_Link" text:visited-style-name="Index_20_Link"><text:span text:style-name="T3">Design</text:span></text:a><text:span text:style-name="T3"><text:tab/>6</text:span></text:p>
          <text:p text:style-name="P6"><text:a xlink:type="simple" xlink:href="#_esp2ocs9j6bk" text:style-name="Index_20_Link" text:visited-style-name="Index_20_Link"><text:span text:style-name="T4">Journal</text:span></text:a><text:span text:style-name="T4"><text:tab/>6</text:span></text:p>
          <text:p text:style-name="P6"><text:a xlink:type="simple" xlink:href="#_aifbl1x6rddt" text:style-name="Index_20_Link" text:visited-style-name="Index_20_Link"><text:span text:style-name="T4">Software Design</text:span></text:a><text:span text:style-name="T4"><text:tab/>7</text:span></text:p>
          <text:p text:style-name="P7"><text:a xlink:type="simple" xlink:href="#_hya8f3jqkba6" text:style-name="Index_20_Link" text:visited-style-name="Index_20_Link"><text:span text:style-name="T3">Implementation</text:span></text:a><text:span text:style-name="T3"><text:tab/>8</text:span></text:p>
          <text:p text:style-name="P6"><text:a xlink:type="simple" xlink:href="#_acupzfhai7gz" text:style-name="Index_20_Link" text:visited-style-name="Index_20_Link"><text:span text:style-name="T4">Journal</text:span></text:a><text:span text:style-name="T4"><text:tab/>8</text:span></text:p>
          <text:p text:style-name="P6"><text:a xlink:type="simple" xlink:href="#_ojhtwkms2z3b" text:style-name="Index_20_Link" text:visited-style-name="Index_20_Link"><text:span text:style-name="T4">Implementation Details</text:span></text:a><text:span text:style-name="T4"><text:tab/>9</text:span></text:p>
          <text:p text:style-name="P7"><text:a xlink:type="simple" xlink:href="#_3qvya3vi836q" text:style-name="Index_20_Link" text:visited-style-name="Index_20_Link"><text:span text:style-name="T3">Testing</text:span></text:a><text:span text:style-name="T3"><text:tab/>10</text:span></text:p>
          <text:p text:style-name="P6"><text:a xlink:type="simple" xlink:href="#_ckfs4xbl5pyr" text:style-name="Index_20_Link" text:visited-style-name="Index_20_Link"><text:span text:style-name="T4">Journal</text:span></text:a><text:span text:style-name="T4"><text:tab/>10</text:span></text:p>
          <text:p text:style-name="P6"><text:a xlink:type="simple" xlink:href="#_bzt1547yxzxi" text:style-name="Index_20_Link" text:visited-style-name="Index_20_Link"><text:span text:style-name="T4">Testing Details</text:span></text:a><text:span text:style-name="T4"><text:tab/>11</text:span></text:p>
          <text:p text:style-name="P7"><text:a xlink:type="simple" xlink:href="#_hdjvrbf45b1p" text:style-name="Index_20_Link" text:visited-style-name="Index_20_Link"><text:span text:style-name="T3">Presentation</text:span></text:a><text:span text:style-name="T3"><text:tab/>12</text:span></text:p>
          <text:p text:style-name="P6"><text:a xlink:type="simple" xlink:href="#_xbiquwtmf36n" text:style-name="Index_20_Link" text:visited-style-name="Index_20_Link"><text:span text:style-name="T4">Preparation</text:span></text:a><text:span text:style-name="T4"><text:tab/>12</text:span></text:p>
          <text:p text:style-name="P8"><text:a xlink:type="simple" xlink:href="#_u0hfnmdgusmf" text:style-name="Index_20_Link" text:visited-style-name="Index_20_Link"><text:span text:style-name="T3">Grading Rubric</text:span></text:a><text:span text:style-name="T3"><text:tab/>13</text:span></text:p>
        </text:index-body>
      </text:table-of-content>
      <text:p text:style-name="P4"/>
      <text:p text:style-name="P4"/>
      <text:p text:style-name="P9"/>
      <text:p text:style-name="P10"><text:bookmark text:name="_uwgqwd5ezv2w"/>Requirements/Analysis</text:p>
      <text:p text:style-name="P11">Week 2</text:p>
      <text:p text:style-name="P12"><text:bookmark text:name="_lsityg2iq9m6"/>Journal</text:p>
      <text:p text:style-name="P13">The following prompts are meant to aid your thought process as you complete the requirements/analysis portion of this exercise. Please respond to each of the prompts below and feel free to add additional notes.</text:p>
      <text:list text:style-name="WWNum3">
        <text:list-item>
          <text:p text:style-name="P14">After reading the client’s brief (possibly incomplete description), write one sentence that describes the project (expected software) and list the already known requirements.</text:p>
          <text:list>
            <text:list-item>
              <text:p text:style-name="P15">A website (progressive web app) which connects to a database with fixed schema and simplifies planning lectures, marking attendance and leaving notes about students participation</text:p>
              <text:list>
                <text:list-item>
                  <text:p text:style-name="P16">Must be a website in PWA format (no client-side installations, optimized for mobile)</text:p>
                </text:list-item>
                <text:list-item>
                  <text:p text:style-name="P17">Lightweight, without heavy hosting requirements</text:p>
                </text:list-item>
                <text:list-item>
                  <text:p text:style-name="P17">Allows to track who attended lectures and leave private and public notes</text:p>
                </text:list-item>
              </text:list>
            </text:list-item>
          </text:list>
        </text:list-item>
        <text:list-item>
          <text:p text:style-name="P14">After reading the client’s brief (possibly incomplete description), what questions do you have for the client? Are there any pieces that are unclear? After you have a list of questions, raise your hand and ask the client (your instructor) the questions; make sure to document his/her answers.</text:p>
          <text:list>
            <text:list-item>
              <text:p text:style-name="P15">Do we need to support two or more accounts for staff members? → yes</text:p>
            </text:list-item>
            <text:list-item>
              <text:p text:style-name="P18">Do we need accounts for students or their parents? → no</text:p>
            </text:list-item>
          </text:list>
        </text:list-item>
        <text:list-item>
          <text:p text:style-name="P14">Does the project cover topics you are unfamiliar with? If so, look up the topics and list your references.</text:p>
          <text:list>
            <text:list-item>
              <text:p text:style-name="P19"><text:a xlink:type="simple" xlink:href="https://create-react-app.dev/docs/making-a-progressive-web-app/" text:style-name="Internet_20_link" text:visited-style-name="Visited_20_Internet_20_Link">https://create-react-app.dev/docs/making-a-progressive-web-app</text:a></text:p>
            </text:list-item>
          </text:list>
        </text:list-item>
        <text:list-item>
          <text:p text:style-name="P14">Describe the users of this software (e.g., small child, high school teacher who is taking attendance).</text:p>
          <text:list>
            <text:list-item>
              <text:p text:style-name="P20">Internal usage only, staff <text:span text:style-name="T5">of Technologika</text:span></text:p>
            </text:list-item>
          </text:list>
        </text:list-item>
        <text:list-item>
          <text:p text:style-name="P14">Describe how each user would interact with the software</text:p>
          <text:list>
            <text:list-item>
              <text:p text:style-name="P21"><text:span text:style-name="T5">M</text:span>arking attendance and planning lectures</text:p>
            </text:list-item>
          </text:list>
        </text:list-item>
        <text:list-item>
          <text:p text:style-name="P14">What features must the software have? What should the users be able to do?</text:p>
          <text:list>
            <text:list-item>
              <text:p text:style-name="P22">Add lectures to be conducted</text:p>
            </text:list-item>
            <text:list-item>
              <text:p text:style-name="P22">Assigned expected students to those lectures</text:p>
            </text:list-item>
            <text:list-item>
              <text:p text:style-name="P22">Mark who actually attended the lectures</text:p>
            </text:list-item>
            <text:list-item>
              <text:p text:style-name="P22">Add comments regarding students performance and achievements </text:p>
            </text:list-item>
          </text:list>
        </text:list-item>
        <text:list-item>
          <text:p text:style-name="P14">Other notes:</text:p>
          <text:list>
            <text:list-item>
              <text:p text:style-name="P23"><text:span text:style-name="T5">None</text:span></text:p>
            </text:list-item>
          </text:list>
        </text:list-item>
      </text:list>
      <text:p text:style-name="P12"><text:bookmark text:name="_2h0vru1u2mla"/>Software Requirements</text:p>
      <text:p text:style-name="P24">The proposed system is a <text:span text:style-name="Strong_20_Emphasis"><text:span text:style-name="T6">Progressive Web App (PWA)</text:span></text:span> for internal use by the staff of <text:span text:style-name="T7">SIA </text:span>Technologika. Its goal is to simplify the planning and management of lectures, student attendance tracking, and note-taking regarding student participation and performance. The application will interface with a pre-defined database schema and be accessible via web browser without requiring <text:span text:style-name="T7">any </text:span>client-side installation<text:span text:style-name="T7">s</text:span>. It is designed to be lightweight and mobile-friendly, suitable for quick access <text:span text:style-name="T7">on-the-go </text:span>and minimal hosting.</text:p>
      <text:p text:style-name="P25">The platform will allow staff members to create and manage lecture schedules, assign expected attendees, record actual attendance, and leave both private and public comments about student performance. Multiple staff accounts must be supported, with each having access to relevant lectures and students, though students and their parents will not require individual accounts.</text:p>
      <text:p text:style-name="Heading_20_3"><text:soft-page-break/>Functional Requirements</text:p>
      <text:list text:style-name="L1">
        <text:list-item>
          <text:p text:style-name="P26"><text:span text:style-name="Strong_20_Emphasis">User Authentication and Roles</text:span></text:p>
          <text:list>
            <text:list-item>
              <text:p text:style-name="P26">FR1.1: The system must allow multiple staff members to create and access their accounts.</text:p>
            </text:list-item>
            <text:list-item>
              <text:p text:style-name="P26">FR1.2: The system must require user authentication via username and password.</text:p>
            </text:list-item>
          </text:list>
        </text:list-item>
        <text:list-item>
          <text:p text:style-name="P26"><text:span text:style-name="Strong_20_Emphasis">Lecture Planning</text:span></text:p>
          <text:list>
            <text:list-item>
              <text:p text:style-name="P26">FR2.1: Staff must be able to create, view, edit and delete lecture entries.</text:p>
            </text:list-item>
            <text:list-item>
              <text:p text:style-name="P26">FR2.2: Each lecture must have <text:span text:style-name="T7">assigned </text:span>date, time and <text:span text:style-name="T7">list of expected </text:span>students.</text:p>
            </text:list-item>
          </text:list>
        </text:list-item>
        <text:list-item>
          <text:p text:style-name="P26"><text:span text:style-name="Strong_20_Emphasis">Student Assignment and Attendance</text:span></text:p>
          <text:list>
            <text:list-item>
              <text:p text:style-name="P26">FR3.1: Staff must be able to assign students to lectures.</text:p>
            </text:list-item>
            <text:list-item>
              <text:p text:style-name="P26">FR3.2: Staff must be able to mark attendance for each student per lecture.</text:p>
            </text:list-item>
            <text:list-item>
              <text:p text:style-name="P26">FR3.3: The system must maintain a historical record of attendance.</text:p>
            </text:list-item>
          </text:list>
        </text:list-item>
        <text:list-item>
          <text:p text:style-name="P26"><text:span text:style-name="Strong_20_Emphasis">Notes and Comments</text:span></text:p>
          <text:list>
            <text:list-item>
              <text:p text:style-name="P26">FR4.1: Staff must be able to add <text:span text:style-name="Strong_20_Emphasis"><text:span text:style-name="T6">public</text:span></text:span> comments <text:span text:style-name="T7">meant to be shown to students’ parents</text:span>.</text:p>
            </text:list-item>
            <text:list-item>
              <text:p text:style-name="P26">FR4.2: Staff must be able to add <text:span text:style-name="Strong_20_Emphasis"><text:span text:style-name="T6">private</text:span></text:span> comments <text:span text:style-name="T7">for </text:span>themselves.</text:p>
            </text:list-item>
          </text:list>
        </text:list-item>
        <text:list-item>
          <text:p text:style-name="P26"><text:span text:style-name="Strong_20_Emphasis">Progressive Web App Functionality</text:span></text:p>
          <text:list>
            <text:list-item>
              <text:p text:style-name="P26">FR5.1: The application must be installable as a PWA on mobile and desktop browsers.</text:p>
            </text:list-item>
            <text:list-item>
              <text:p text:style-name="P27">FR5.2: The application must support offline usage and synchronization when reconnected.</text:p>
            </text:list-item>
          </text:list>
        </text:list-item>
      </text:list>
      <text:p text:style-name="Heading_20_3">Non-Functional Requirements</text:p>
      <text:list text:style-name="L2">
        <text:list-item>
          <text:p text:style-name="P28"><text:span text:style-name="Strong_20_Emphasis">NFR1:</text:span> The system must be suitable for deployment on low-resource hosting environments.</text:p>
        </text:list-item>
        <text:list-item>
          <text:p text:style-name="P28"><text:span text:style-name="Strong_20_Emphasis">NFR2:</text:span> The system must be responsive and optimized for mobile usage, <text:span text:style-name="T7">including native UI</text:span>.</text:p>
        </text:list-item>
        <text:list-item>
          <text:p text:style-name="P28"><text:span text:style-name="Strong_20_Emphasis">NFR3:</text:span> The application must not require installation or depend on any client-side packages beyond what PWAs <text:span text:style-name="T7">already </text:span>require.</text:p>
        </text:list-item>
        <text:list-item>
          <text:p text:style-name="P29"><text:span text:style-name="Strong_20_Emphasis">NFR</text:span><text:span text:style-name="Strong_20_Emphasis"><text:span text:style-name="T8">4</text:span></text:span><text:span text:style-name="Strong_20_Emphasis">:</text:span> The system must be developed to support fast load times even on slow connections.</text:p>
        </text:list-item>
      </text:list>
      <text:p text:style-name="P30"><text:bookmark text:name="_prhaxdxmf8n8"/>Black-Box Testing</text:p>
      <text:p text:style-name="P11">Instructions: Week 4</text:p>
      <text:p text:style-name="P31"><text:bookmark text:name="_18f11w613jft"/>Journal</text:p>
      <text:list text:style-name="WWNum1">
        <text:list-item>
          <text:p text:style-name="P32">What does input for the software look like (e.g., what type of data, how many pieces of data)?</text:p>
          <text:list>
            <text:list-item>
              <text:p text:style-name="P33">Text fields (comments)</text:p>
            </text:list-item>
            <text:list-item>
              <text:p text:style-name="P34">Date/time selectors (lecture scheduling)</text:p>
            </text:list-item>
            <text:list-item>
              <text:p text:style-name="P34">Lists of students (for assignment and attendance)</text:p>
            </text:list-item>
            <text:list-item>
              <text:p text:style-name="P35">Login credentials (username, password)</text:p>
            </text:list-item>
            <text:list-item>
              <text:p text:style-name="P35">Boolean inputs (checkboxes for attendance)</text:p>
            </text:list-item>
          </text:list>
        </text:list-item>
        <text:list-item>
          <text:p text:style-name="P36">What does output for the software look like (e.g., what type of data, how many pieces of data)?</text:p>
          <text:list>
            <text:list-item>
              <text:p text:style-name="P37">Lists of scheduled lectures</text:p>
            </text:list-item>
            <text:list-item>
              <text:p text:style-name="P37">Attendance records per student and lecture</text:p>
            </text:list-item>
            <text:list-item>
              <text:p text:style-name="P37">Saved public/private comments <text:span text:style-name="T9">on each students and lecture</text:span></text:p>
            </text:list-item>
            <text:list-item>
              <text:p text:style-name="P37">Confirmation messages (“Lecture created”, “Attendance marked”, ...)</text:p>
            </text:list-item>
            <text:list-item>
              <text:p text:style-name="P37">Error messages (“Invalid login”, “Missing required fields”, ...)</text:p>
            </text:list-item>
          </text:list>
        </text:list-item>
        <text:list-item>
          <text:p text:style-name="P38">What equivalence classes can the input be broken into?</text:p>
          <text:list>
            <text:list-item>
              <text:p text:style-name="P39">Authentication</text:p>
              <text:list>
                <text:list-item>
                  <text:p text:style-name="P40">Valid credentials</text:p>
                </text:list-item>
                <text:list-item>
                  <text:p text:style-name="P40">Invalid credentials</text:p>
                </text:list-item>
              </text:list>
            </text:list-item>
            <text:list-item>
              <text:p text:style-name="P40">Lecture data</text:p>
              <text:list>
                <text:list-item>
                  <text:p text:style-name="P40">Complete lecture data (valid date, time, students)</text:p>
                </text:list-item>
                <text:list-item>
                  <text:p text:style-name="P40">Incomplete lecture data (missing required fields)</text:p>
                </text:list-item>
              </text:list>
            </text:list-item>
            <text:list-item>
              <text:p text:style-name="P40">Student assignment</text:p>
              <text:list>
                <text:list-item>
                  <text:p text:style-name="P40">Students assigned</text:p>
                </text:list-item>
                <text:list-item>
                  <text:p text:style-name="P40">No students assigned</text:p>
                </text:list-item>
              </text:list>
            </text:list-item>
            <text:list-item>
              <text:p text:style-name="P40">Attendance</text:p>
              <text:list>
                <text:list-item>
                  <text:p text:style-name="P40">Marked for assigned student</text:p>
                </text:list-item>
                <text:list-item>
                  <text:p text:style-name="P40">Marked for unassigned student</text:p>
                </text:list-item>
                <text:list-item>
                  <text:p text:style-name="P40">Not marked (for any student)</text:p>
                </text:list-item>
              </text:list>
            </text:list-item>
            <text:list-item>
              <text:p text:style-name="P40">Comments</text:p>
              <text:list>
                <text:list-item>
                  <text:p text:style-name="P40">Public comment</text:p>
                </text:list-item>
                <text:list-item>
                  <text:p text:style-name="P40">Private comment</text:p>
                </text:list-item>
                <text:list-item>
                  <text:p text:style-name="P40">Empty comments</text:p>
                </text:list-item>
              </text:list>
            </text:list-item>
          </text:list>
        </text:list-item>
        <text:list-item>
          <text:p text:style-name="P32">What boundary values exist for the input?</text:p>
          <text:list>
            <text:list-item>
              <text:p text:style-name="P41">Username/password: <text:span text:style-name="T10">0 </text:span><text:span text:style-name="T11">and ≥256 are invalid,</text:span><text:span text:style-name="T10"> </text:span><text:span text:style-name="T11">from 1 </text:span><text:span text:style-name="T10">to 255 ASCII characters </text:span><text:span text:style-name="T11">are valid</text:span></text:p>
            </text:list-item>
            <text:list-item>
              <text:p text:style-name="P42">Date/time selector: stored as 64-bit Unix time or string, no checks besides format</text:p>
            </text:list-item>
            <text:list-item>
              <text:p text:style-name="P43">Comment fields: <text:span text:style-name="T10">dynamically adjusted, no artificial upper bound, can be </text:span><text:span text:style-name="T11">null</text:span></text:p>
            </text:list-item>
            <text:list-item>
              <text:p text:style-name="P43">Student count per lecture: 0 <text:span text:style-name="T11">or more, no artificial limits</text:span></text:p>
            </text:list-item>
          </text:list>
        </text:list-item>
        <text:list-item>
          <text:p text:style-name="P32">Are there other cases that must be tested to test all requirements?</text:p>
          <text:list>
            <text:list-item>
              <text:p text:style-name="P44">Offline PWA-specific behaviors <text:span text:style-name="T12">(u</text:span>sing the app offline and resynchronizing after reconnecting<text:span text:style-name="T12">)</text:span></text:p>
            </text:list-item>
          </text:list>
        </text:list-item>
        <text:list-item>
          <text:p text:style-name="P32">Other notes:</text:p>
          <text:list>
            <text:list-item>
              <text:p text:style-name="P45"><text:span text:style-name="T13">None</text:span></text:p>
            </text:list-item>
          </text:list>
        </text:list-item>
      </text:list>
      <text:p text:style-name="P12"><text:bookmark text:name="_2xn4jzot820y"/><text:soft-page-break/>Black-box Test Cases</text:p>
      <text:p text:style-name="P13">Use your notes from above to complete the black-box test plan section of the formal documentation by writing black box test cases (other than actual results since no program currently exists). Remember to test each equivalence class, boundary value, and requirement.</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6">Test ID</text:p>
          </table:table-cell>
          <table:table-cell table:style-name="Table1.A1" office:value-type="string">
            <text:p text:style-name="P46">Description</text:p>
          </table:table-cell>
          <table:table-cell table:style-name="Table1.A1" office:value-type="string">
            <text:p text:style-name="P46">Expected Results</text:p>
          </table:table-cell>
          <table:table-cell table:style-name="Table1.A1" office:value-type="string">
            <text:p text:style-name="P46">Actual Results</text:p>
          </table:table-cell>
        </table:table-row>
        <table:table-row table:style-name="Table1.1">
          <table:table-cell table:style-name="Table1.A1" office:value-type="string">
            <text:p text:style-name="P47">TC01</text:p>
          </table:table-cell>
          <table:table-cell table:style-name="Table1.A1" office:value-type="string">
            <text:p text:style-name="P47">Login with valid credentials</text:p>
          </table:table-cell>
          <table:table-cell table:style-name="Table1.A1" office:value-type="string">
            <text:p text:style-name="P47">Access to dashboard is granted</text:p>
          </table:table-cell>
          <table:table-cell table:style-name="Table1.A1" office:value-type="string">
            <text:p text:style-name="P47">Pending</text:p>
          </table:table-cell>
        </table:table-row>
        <table:table-row table:style-name="Table1.1">
          <table:table-cell table:style-name="Table1.A1" office:value-type="string">
            <text:p text:style-name="P47">TC02</text:p>
          </table:table-cell>
          <table:table-cell table:style-name="Table1.A1" office:value-type="string">
            <text:p text:style-name="P47">Login with incorrect password</text:p>
          </table:table-cell>
          <table:table-cell table:style-name="Table1.A1" office:value-type="string">
            <text:p text:style-name="P47">Error message (e.g. “Access denied”)</text:p>
          </table:table-cell>
          <table:table-cell table:style-name="Table1.A1" office:value-type="string">
            <text:p text:style-name="P47">Pending</text:p>
          </table:table-cell>
        </table:table-row>
        <table:table-row table:style-name="Table1.1">
          <table:table-cell table:style-name="Table1.A1" office:value-type="string">
            <text:p text:style-name="P47">TC03</text:p>
          </table:table-cell>
          <table:table-cell table:style-name="Table1.A1" office:value-type="string">
            <text:p text:style-name="P47">Create lecture with valid date <text:span text:style-name="T14">and </text:span>time</text:p>
          </table:table-cell>
          <table:table-cell table:style-name="Table1.A1" office:value-type="string">
            <text:p text:style-name="P47">Lecture appears in the schedule</text:p>
          </table:table-cell>
          <table:table-cell table:style-name="Table1.A1" office:value-type="string">
            <text:p text:style-name="P47">Pending</text:p>
          </table:table-cell>
        </table:table-row>
        <table:table-row table:style-name="Table1.1">
          <table:table-cell table:style-name="Table1.A5" office:value-type="string">
            <text:p text:style-name="P47">TC04</text:p>
          </table:table-cell>
          <table:table-cell table:style-name="Table1.A5" office:value-type="string">
            <text:p text:style-name="P47">Create lecture without date <text:span text:style-name="T14">and time</text:span></text:p>
          </table:table-cell>
          <table:table-cell table:style-name="Table1.A5" office:value-type="string">
            <text:p text:style-name="P47">Error <text:span text:style-name="T14">message</text:span> <text:span text:style-name="T14">(e.g. </text:span>“Date is required”<text:span text:style-name="T14">)</text:span></text:p>
          </table:table-cell>
          <table:table-cell table:style-name="Table1.A5" office:value-type="string">
            <text:p text:style-name="P47">Pending</text:p>
          </table:table-cell>
        </table:table-row>
        <table:table-row table:style-name="Table1.1">
          <table:table-cell table:style-name="Table1.A5" office:value-type="string">
            <text:p text:style-name="P47">TC05</text:p>
          </table:table-cell>
          <table:table-cell table:style-name="Table1.A5" office:value-type="string">
            <text:p text:style-name="P47">Assign students to a lecture</text:p>
          </table:table-cell>
          <table:table-cell table:style-name="Table1.A5" office:value-type="string">
            <text:p text:style-name="P47">Students appear as expected attendees</text:p>
          </table:table-cell>
          <table:table-cell table:style-name="Table1.A5" office:value-type="string">
            <text:p text:style-name="P47">Pending</text:p>
          </table:table-cell>
        </table:table-row>
        <table:table-row table:style-name="Table1.1">
          <table:table-cell table:style-name="Table1.A5" office:value-type="string">
            <text:p text:style-name="P47">TC06</text:p>
          </table:table-cell>
          <table:table-cell table:style-name="Table1.A5" office:value-type="string">
            <text:p text:style-name="P47">Assign no students to a lecture</text:p>
          </table:table-cell>
          <table:table-cell table:style-name="Table1.A5" office:value-type="string">
            <text:p text:style-name="P47">Lecture saved <text:span text:style-name="T15">without expected students</text:span></text:p>
          </table:table-cell>
          <table:table-cell table:style-name="Table1.A5" office:value-type="string">
            <text:p text:style-name="P47">Pending</text:p>
          </table:table-cell>
        </table:table-row>
        <table:table-row table:style-name="Table1.1">
          <table:table-cell table:style-name="Table1.A5" office:value-type="string">
            <text:p text:style-name="P47">TC07</text:p>
          </table:table-cell>
          <table:table-cell table:style-name="Table1.A5" office:value-type="string">
            <text:p text:style-name="P47">Mark attendance for assigned student</text:p>
          </table:table-cell>
          <table:table-cell table:style-name="Table1.A5" office:value-type="string">
            <text:p text:style-name="P47">Attendance record is updated</text:p>
          </table:table-cell>
          <table:table-cell table:style-name="Table1.A5" office:value-type="string">
            <text:p text:style-name="P47">Pending</text:p>
          </table:table-cell>
        </table:table-row>
        <table:table-row table:style-name="Table1.1">
          <table:table-cell table:style-name="Table1.A5" office:value-type="string">
            <text:p text:style-name="P47">TC08</text:p>
          </table:table-cell>
          <table:table-cell table:style-name="Table1.A5" office:value-type="string">
            <text:p text:style-name="P47">Mark attendance for unassigned student</text:p>
          </table:table-cell>
          <table:table-cell table:style-name="Table1.A5" office:value-type="string">
            <text:p text:style-name="P48">Attendance is recor<text:span text:style-name="T14">ded</text:span>, <text:span text:style-name="T14">with color indicator</text:span></text:p>
          </table:table-cell>
          <table:table-cell table:style-name="Table1.A5" office:value-type="string">
            <text:p text:style-name="P47">Pending</text:p>
          </table:table-cell>
        </table:table-row>
        <table:table-row table:style-name="Table1.1">
          <table:table-cell table:style-name="Table1.A5" office:value-type="string">
            <text:p text:style-name="P47">TC09</text:p>
          </table:table-cell>
          <table:table-cell table:style-name="Table1.A5" office:value-type="string">
            <text:p text:style-name="P47">Submit a public comment</text:p>
          </table:table-cell>
          <table:table-cell table:style-name="Table1.A5" office:value-type="string">
            <text:p text:style-name="P47">Comment saved <text:span text:style-name="T14">to database</text:span></text:p>
          </table:table-cell>
          <table:table-cell table:style-name="Table1.A5" office:value-type="string">
            <text:p text:style-name="P47">Pending</text:p>
          </table:table-cell>
        </table:table-row>
        <table:table-row table:style-name="Table1.1">
          <table:table-cell table:style-name="Table1.A5" office:value-type="string">
            <text:p text:style-name="P47">TC10</text:p>
          </table:table-cell>
          <table:table-cell table:style-name="Table1.A5" office:value-type="string">
            <text:p text:style-name="P47">Submit a private comment</text:p>
          </table:table-cell>
          <table:table-cell table:style-name="Table1.A5" office:value-type="string">
            <text:p text:style-name="P48">Comment saved <text:span text:style-name="T14">to database</text:span></text:p>
          </table:table-cell>
          <table:table-cell table:style-name="Table1.A5" office:value-type="string">
            <text:p text:style-name="P47">Pending</text:p>
          </table:table-cell>
        </table:table-row>
        <table:table-row table:style-name="Table1.1">
          <table:table-cell table:style-name="Table1.A5" office:value-type="string">
            <text:p text:style-name="P47">TC11</text:p>
          </table:table-cell>
          <table:table-cell table:style-name="Table1.A5" office:value-type="string">
            <text:p text:style-name="P47">Submit empty comment</text:p>
          </table:table-cell>
          <table:table-cell table:style-name="Table1.A5" office:value-type="string">
            <text:p text:style-name="P49">Comment field is clear</text:p>
          </table:table-cell>
          <table:table-cell table:style-name="Table1.A5" office:value-type="string">
            <text:p text:style-name="P47">Pending</text:p>
          </table:table-cell>
        </table:table-row>
        <table:table-row table:style-name="Table1.1">
          <table:table-cell table:style-name="Table1.A5" office:value-type="string">
            <text:p text:style-name="P47">TC12</text:p>
          </table:table-cell>
          <table:table-cell table:style-name="Table1.A5" office:value-type="string">
            <text:p text:style-name="P47">Enter username with 0 characters</text:p>
          </table:table-cell>
          <table:table-cell table:style-name="Table1.A5" office:value-type="string">
            <text:p text:style-name="P47">Error: 'Username required'</text:p>
          </table:table-cell>
          <table:table-cell table:style-name="Table1.A5" office:value-type="string">
            <text:p text:style-name="P47">Pending</text:p>
          </table:table-cell>
        </table:table-row>
        <table:table-row table:style-name="Table1.1">
          <table:table-cell table:style-name="Table1.A5" office:value-type="string">
            <text:p text:style-name="P47">TC13</text:p>
          </table:table-cell>
          <table:table-cell table:style-name="Table1.A5" office:value-type="string">
            <text:p text:style-name="P47">Enter password with 256 characters</text:p>
          </table:table-cell>
          <table:table-cell table:style-name="Table1.A5" office:value-type="string">
            <text:p text:style-name="P47">Error: 'Password too long'</text:p>
          </table:table-cell>
          <table:table-cell table:style-name="Table1.A5" office:value-type="string">
            <text:p text:style-name="P47">Pending</text:p>
          </table:table-cell>
        </table:table-row>
        <table:table-row table:style-name="Table1.1">
          <table:table-cell table:style-name="Table1.A5" office:value-type="string">
            <text:p text:style-name="P47">TC14</text:p>
          </table:table-cell>
          <table:table-cell table:style-name="Table1.A5" office:value-type="string">
            <text:p text:style-name="P47">Access app offline</text:p>
          </table:table-cell>
          <table:table-cell table:style-name="Table1.A5" office:value-type="string">
            <text:p text:style-name="P47">App loads and allows local usage <text:span text:style-name="T16">(cached)</text:span></text:p>
          </table:table-cell>
          <table:table-cell table:style-name="Table1.A5" office:value-type="string">
            <text:p text:style-name="P47">Pending</text:p>
          </table:table-cell>
        </table:table-row>
        <table:table-row table:style-name="Table1.1">
          <table:table-cell table:style-name="Table1.A5" office:value-type="string">
            <text:p text:style-name="P47">TC15</text:p>
          </table:table-cell>
          <table:table-cell table:style-name="Table1.A5" office:value-type="string">
            <text:p text:style-name="P47">Reconnect app and sync changes</text:p>
          </table:table-cell>
          <table:table-cell table:style-name="Table1.A5" office:value-type="string">
            <text:p text:style-name="P47">Data synchronized successfully</text:p>
          </table:table-cell>
          <table:table-cell table:style-name="Table1.A5" office:value-type="string">
            <text:p text:style-name="P47">Pending</text:p>
          </table:table-cell>
        </table:table-row>
      </table:table>
      <text:p text:style-name="P50"/>
      <text:p text:style-name="P10"><text:bookmark text:name="_24fdizefyocn"/>Design</text:p>
      <text:p text:style-name="P11">Instructions: Week 6</text:p>
      <text:p text:style-name="P31"><text:bookmark text:name="_esp2ocs9j6bk"/>Journal</text:p>
      <text:p text:style-name="P13"><text:span text:style-name="T17">Remember: </text:span>You still will not be writing code at this point in the process.</text:p>
      <text:p text:style-name="P13"/>
      <text:p text:style-name="P13">The following prompts are meant to aid your thought process as you complete the design portion of this exercise. Please respond to each of the prompts below and feel free to add additional notes.</text:p>
      <text:list text:style-name="WWNum2">
        <text:list-item>
          <text:p text:style-name="P51">List the nouns from your requirements/analysis documentation.</text:p>
          <text:list>
            <text:list-item>
              <text:p text:style-name="P52">&lt;&lt;Insert answer&gt;&gt;</text:p>
            </text:list-item>
          </text:list>
        </text:list-item>
        <text:list-item>
          <text:p text:style-name="P51">Which nouns potentially may represent a class in your design?</text:p>
          <text:list>
            <text:list-item>
              <text:p text:style-name="P52">&lt;&lt;Insert answer&gt;&gt;</text:p>
            </text:list-item>
          </text:list>
        </text:list-item>
        <text:list-item>
          <text:p text:style-name="P51">Which nouns potentially may represent attributes/fields in your design? Also list the class each attribute/field would be a part of.</text:p>
          <text:list>
            <text:list-item>
              <text:p text:style-name="P52">&lt;&lt;Insert answer&gt;&gt;</text:p>
            </text:list-item>
          </text:list>
        </text:list-item>
        <text:list-item>
          <text:p text:style-name="P51">Now that you have a list of possible classes, consider different design options (<text:span text:style-name="T17">lists of classes and attributes</text:span>) along with the pros and cons of each. We often do not come up with the best design on our first attempt. Also consider whether any needed classes are missing. These two design options should not be GUI vs. non-GUI; instead you need to include the classes and attributes for each design. Reminder: Each design must include at least two classes that define object types.</text:p>
          <text:list>
            <text:list-item>
              <text:p text:style-name="P52">&lt;&lt;List at least two design options with pros and cons of each&gt;&gt;</text:p>
            </text:list-item>
          </text:list>
        </text:list-item>
        <text:list-item>
          <text:p text:style-name="P51">Which design do you plan to use? Explain why you have chosen this design.</text:p>
        </text:list-item>
        <text:list-item>
          <text:p text:style-name="P51">List the verbs from your requirements/analysis documentation.</text:p>
          <text:list>
            <text:list-item>
              <text:p text:style-name="P52">&lt;&lt;Insert answer&gt;&gt;</text:p>
            </text:list-item>
          </text:list>
        </text:list-item>
        <text:list-item>
          <text:p text:style-name="P51">Which verbs potentially may represent a method in your design? Also list the class each method would be part of.</text:p>
          <text:list>
            <text:list-item>
              <text:p text:style-name="P52">&lt;&lt;Insert answer&gt;&gt;</text:p>
            </text:list-item>
          </text:list>
        </text:list-item>
        <text:list-item>
          <text:p text:style-name="P51">Other notes:</text:p>
          <text:list>
            <text:list-item>
              <text:p text:style-name="P52">&lt;&lt;Insert notes&gt;&gt;</text:p>
            </text:list-item>
          </text:list>
        </text:list-item>
      </text:list>
      <text:p text:style-name="P13"/>
      <text:p text:style-name="P13"/>
      <text:p text:style-name="P12"><text:bookmark text:name="_aifbl1x6rddt"/>Software Design</text:p>
      <text:p text:style-name="P13">&lt;&lt;Use your notes from above to complete this section of the formal documentation by planning the classes, methods, and fields that will used in the software. Your design should include UML class diagrams along with method headers. <text:span text:style-name="T17">Prior to starting the formal documentation, you should show your answers to the above prompts to your instructor.</text:span><text:span text:style-name="T18">&gt;&gt;</text:span></text:p>
      <text:p text:style-name="P13"/>
      <text:p text:style-name="P13"/>
      <text:p text:style-name="P13"/>
      <text:p text:style-name="P53"><text:bookmark text:name="_hya8f3jqkba6"/>Implementation</text:p>
      <text:p text:style-name="P11">Instructions: Week 8</text:p>
      <text:p text:style-name="P31"><text:bookmark text:name="_acupzfhai7gz"/><text:soft-page-break/>Journal</text:p>
      <text:p text:style-name="P13">The following prompts are meant to aid your thought process as you complete the implementation portion of this exercise. Please respond to each of the prompt below and feel free to add additional notes.</text:p>
      <text:list text:style-name="WWNum5">
        <text:list-item>
          <text:p text:style-name="P54">What programming concepts from the course will you need to implement your design? Briefly explain how each will be used during implementation.</text:p>
          <text:list>
            <text:list-item>
              <text:p text:style-name="P55">&lt;&lt;Insert answer&gt;&gt;</text:p>
            </text:list-item>
          </text:list>
        </text:list-item>
        <text:list-item>
          <text:p text:style-name="P54">Other notes:</text:p>
          <text:list>
            <text:list-item>
              <text:p text:style-name="P55">&lt;&lt;Insert notes&gt;&gt;</text:p>
            </text:list-item>
          </text:list>
        </text:list-item>
      </text:list>
      <text:p text:style-name="P13"/>
      <text:p text:style-name="P13"/>
      <text:p text:style-name="P12"><text:bookmark text:name="_ojhtwkms2z3b"/>Implementation Details</text:p>
      <text:p text:style-name="P13">&lt;&lt;Use your notes from above to write code and complete this section of the formal documentation with a README for the user that explains how he/she will interact with the system.&gt;&gt;</text:p>
      <text:p text:style-name="P4"/>
      <text:p text:style-name="P4"/>
      <text:p text:style-name="P4"/>
      <text:p text:style-name="P9"><text:bookmark text:name="_3qvya3vi836q"/>Testing</text:p>
      <text:p text:style-name="P11">Instructions: Week 10</text:p>
      <text:p text:style-name="P31"><text:bookmark text:name="_ckfs4xbl5pyr"/>Journal</text:p>
      <text:p text:style-name="P13">The following prompts are meant to aid your thought process as you complete the testing portion of this exercise. Please respond to each of the prompts below and feel free to add additional notes.</text:p>
      <text:list text:style-name="WWNum4">
        <text:list-item>
          <text:p text:style-name="P56">Have you changed any requirements since you completed the black box test plan? If so, list changes below and update your black-box test plan appropriately.</text:p>
          <text:list>
            <text:list-item>
              <text:p text:style-name="P57">&lt;&lt;Insert answer&gt;&gt;</text:p>
            </text:list-item>
          </text:list>
        </text:list-item>
        <text:list-item>
          <text:p text:style-name="P56">List the classes of your implementation. For each class, list equivalence classes, boundary values, and paths through code that you should test.</text:p>
          <text:list>
            <text:list-item>
              <text:p text:style-name="P57">&lt;&lt;Insert class&gt;&gt;</text:p>
              <text:list>
                <text:list-item>
                  <text:p text:style-name="P58">&lt;&lt;Insert needed tests&gt;&gt;</text:p>
                </text:list-item>
              </text:list>
            </text:list-item>
            <text:list-item>
              <text:p text:style-name="P57">&lt;&lt;Insert class and tests for each class&gt;&gt;</text:p>
            </text:list-item>
          </text:list>
        </text:list-item>
        <text:list-item>
          <text:p text:style-name="P56">Other notes:</text:p>
          <text:list>
            <text:list-item>
              <text:p text:style-name="P57">&lt;&lt;Insert notes&gt;&gt;</text:p>
            </text:list-item>
          </text:list>
        </text:list-item>
      </text:list>
      <text:p text:style-name="P13"/>
      <text:p text:style-name="P31"><text:bookmark text:name="_f6zudn3mq1ku"/></text:p>
      <text:p text:style-name="P31"><text:bookmark text:name="_es2tjr1s1eoy"/></text:p>
      <text:p text:style-name="P31"><text:bookmark text:name="_bzt1547yxzxi"/>Testing Details</text:p>
      <text:p text:style-name="P4">&lt;&lt;Use your notes from above to write your test programs and complete this section of the formal documentation by creating a list of your test programs along with descriptions of what they are testing. You will <text:soft-page-break/>also complete the black-box test plan by running the program and filling in the Actual Results column.&gt;&gt;</text:p>
      <text:p text:style-name="P4"/>
      <text:p text:style-name="P4"/>
      <text:p text:style-name="P9"><text:bookmark text:name="_hdjvrbf45b1p"/>Presentation</text:p>
      <text:p text:style-name="P11">Instructions:Week 12</text:p>
      <text:p text:style-name="P31"><text:bookmark text:name="_xbiquwtmf36n"/>Preparation</text:p>
      <text:p text:style-name="P13">The following prompts are meant to aid your thought process as you complete the presentation portion of this exercise. It is recommended that you examine the previous sections of the journal and your reflections as you work on the presentation as it is likely that you have already answered some of the following prompts elsewhere. Please respond to each of the prompts below and feel free to add additional notes.</text:p>
      <text:list text:style-name="WWNum6">
        <text:list-item>
          <text:p text:style-name="P59">Give a brief description of your final project</text:p>
          <text:list>
            <text:list-item>
              <text:p text:style-name="P60">&lt;&lt;Insert answer&gt;&gt;</text:p>
            </text:list-item>
          </text:list>
        </text:list-item>
        <text:list-item>
          <text:p text:style-name="P59">Describe your requirement assumptions/additions.</text:p>
          <text:list>
            <text:list-item>
              <text:p text:style-name="P60">&lt;&lt;Insert answer&gt;&gt;</text:p>
            </text:list-item>
          </text:list>
        </text:list-item>
        <text:list-item>
          <text:p text:style-name="P59">Describe your design options and decision. How did you weigh the pros and cons of the different designs to make your decision?</text:p>
          <text:list>
            <text:list-item>
              <text:p text:style-name="P60">&lt;&lt;Insert answer&gt;&gt;</text:p>
            </text:list-item>
          </text:list>
        </text:list-item>
        <text:list-item>
          <text:p text:style-name="P59">How did the extension affect your design?</text:p>
          <text:list>
            <text:list-item>
              <text:p text:style-name="P60">&lt;&lt;Insert answer&gt;&gt;</text:p>
            </text:list-item>
          </text:list>
        </text:list-item>
        <text:list-item>
          <text:p text:style-name="P59">Describe your tests (e.g., what you tested, equivalence classes).</text:p>
          <text:list>
            <text:list-item>
              <text:p text:style-name="P60">&lt;&lt;Insert answer&gt;&gt;</text:p>
            </text:list-item>
          </text:list>
        </text:list-item>
        <text:list-item>
          <text:p text:style-name="P59">What lessons did you learn from the comprehensive exercise (i.e., programming concepts, software process)?</text:p>
          <text:list>
            <text:list-item>
              <text:p text:style-name="P60">&lt;&lt;Insert answer&gt;&gt;</text:p>
            </text:list-item>
          </text:list>
        </text:list-item>
        <text:list-item>
          <text:p text:style-name="P59">What functionalities are you going to demo?</text:p>
          <text:list>
            <text:list-item>
              <text:p text:style-name="P60">&lt;&lt;Insert answer&gt;&gt;</text:p>
            </text:list-item>
          </text:list>
        </text:list-item>
        <text:list-item>
          <text:p text:style-name="P59">Who is going to speak about each portion of your presentation? (Recall: Each group will have ten minutes to present their work; minimum length of group presentation is seven minutes. Each student must present for at least two minutes of the presentation.)</text:p>
          <text:list>
            <text:list-item>
              <text:p text:style-name="P60">&lt;&lt;Insert answer&gt;&gt;</text:p>
            </text:list-item>
          </text:list>
        </text:list-item>
        <text:list-item>
          <text:p text:style-name="P59">Other notes:</text:p>
          <text:list>
            <text:list-item>
              <text:p text:style-name="P60">&lt;&lt;Insert notes&gt;&gt;</text:p>
            </text:list-item>
          </text:list>
        </text:list-item>
      </text:list>
      <text:p text:style-name="P11">&lt;&lt;Use your notes from above to complete create your slides and plan your presentation and demo.&gt;&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fo:font-size="11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dc:date>2025-05-25T17:31:44.578078510</dc:date>
    <meta:editing-duration>PT1H27M50S</meta:editing-duration>
    <meta:editing-cycles>29</meta:editing-cycles>
    <meta:document-statistic meta:table-count="1" meta:image-count="0" meta:object-count="0" meta:page-count="8" meta:paragraph-count="248" meta:word-count="2057" meta:character-count="12685" meta:non-whitespace-character-count="11000"/>
  </office:meta>
</office:document-meta>
</file>